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2ABCBBE33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3cm" svg:stroke-color="#77216f" draw:marker-start-width="0.395cm" draw:marker-end-width="0.395cm" draw:fill="solid" draw:fill-color="#66cc99" draw:textarea-horizontal-align="justify" draw:textarea-vertical-align="middle" draw:auto-grow-height="false" fo:padding-top="0.19cm" fo:padding-bottom="0.19cm" fo:padding-left="0.315cm" fo:padding-right="0.315cm"/>
    </style:style>
    <style:style style:name="gr3" style:family="graphic" style:parent-style-name="standard">
      <style:graphic-properties svg:stroke-width="0.13cm" svg:stroke-color="#4b1f6f" draw:marker-start-width="0.395cm" draw:marker-end-width="0.395cm" draw:fill="solid" draw:fill-color="#006699" draw:textarea-horizontal-align="justify" draw:textarea-vertical-align="middle" draw:auto-grow-height="false" fo:padding-top="0.19cm" fo:padding-bottom="0.19cm" fo:padding-left="0.315cm" fo:padding-right="0.3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text-align="center"/>
      <style:text-properties fo:color="#ffffff" fo:font-size="36pt" style:font-size-asian="36pt" style:font-size-complex="3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ffffff"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812cm" svg:height="18.07cm" svg:x="0cm" svg:y="0.029cm">
          <draw:image xlink:href="Pictures/1000000000000384000002ABCBBE3335.png" xlink:type="simple" xlink:show="embed" xlink:actuate="onLoad">
            <text:p/>
          </draw:image>
        </draw:frame>
        <draw:custom-shape draw:style-name="gr2" draw:text-style-name="P2" draw:layer="layout" svg:width="3.1cm" svg:height="2cm" svg:x="3.099cm" svg:y="0.299cm">
          <text:p text:style-name="P1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2cm" svg:x="19.599cm" svg:y="12.999cm">
          <text:p text:style-name="P1"><text:span text:style-name="T1">A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2cm" svg:x="12.199cm" svg:y="7.999cm">
          <text:p text:style-name="P1"><text:span text:style-name="T1">A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2cm" svg:x="18.099cm" svg:y="15.599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2cm" svg:x="10.899cm" svg:y="13.099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2.4cm" svg:x="10.4cm" svg:y="3.4cm">
          <text:p text:style-name="P3"><text:span text:style-name="T2">Dan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81cm" fo:page-height="18.0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07T14:04:14.555554624</dc:date>
    <meta:generator>LibreOffice/4.2.8.2$Linux_X86_64 LibreOffice_project/420m0$Build-2</meta:generator>
    <meta:editing-duration>PT1M34S</meta:editing-duration>
    <meta:editing-cycles>3</meta:editing-cycles>
    <meta:document-statistic meta:object-count="7"/>
  </office:meta>
</office:document-meta>
</file>